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7.06mm"/>
    </style:style>
    <style:style style:name="co2" style:family="table-column">
      <style:table-column-properties fo:break-before="auto" style:column-width="217.58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111.65mm"/>
    </style:style>
    <style:style style:name="co6" style:family="table-column">
      <style:table-column-properties fo:break-before="auto" style:column-width="101.85mm"/>
    </style:style>
    <style:style style:name="co7" style:family="table-column">
      <style:table-column-properties fo:break-before="auto" style:column-width="112.18mm"/>
    </style:style>
    <style:style style:name="co8" style:family="table-column">
      <style:table-column-properties fo:break-before="auto" style:column-width="145.42mm"/>
    </style:style>
    <style:style style:name="co9" style:family="table-column">
      <style:table-column-properties fo:break-before="auto" style:column-width="85.5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65.46mm"/>
    </style:style>
    <style:style style:name="co12" style:family="table-column">
      <style:table-column-properties fo:break-before="auto" style:column-width="144.96mm"/>
    </style:style>
    <style:style style:name="co13" style:family="table-column">
      <style:table-column-properties fo:break-before="auto" style:column-width="82.27mm"/>
    </style:style>
    <style:style style:name="ro1" style:family="table-row">
      <style:table-row-properties style:row-height="16.4mm" fo:break-before="auto" style:use-optimal-row-height="false"/>
    </style:style>
    <style:style style:name="ro2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16.1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Summary_20_pa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fo:background-color="#dbe5ef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dbe5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dbe5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dbe5ef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dbe5ef"/>
    </style:style>
    <style:style style:name="ce26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Default"/>
        <table:table-column table:style-name="co4" table:default-cell-style-name="ce22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number-columns-repeated="925" table:default-cell-style-name="Default"/>
        <table:table-row table:style-name="ro1">
          <table:table-cell table:style-name="ce2" office:value-type="string" calcext:value-type="string" table:number-columns-spanned="15" table:number-rows-spanned="1">
            <text:p>AYUNTAMIENTO DE ALICANTE <text:s text:c="53"/>PRINCIPALES CONTRATISTAS DEL AYUNTAMIENTO – AÑO 2020</text:p>
          </table:table-cell>
          <table:covered-table-cell table:style-name="ce13"/>
          <table:covered-table-cell table:number-columns-repeated="13" table:style-name="ce15"/>
          <table:table-cell table:style-name="ce24" table:number-columns-repeated="84"/>
          <table:table-cell table:style-name="ce25" table:number-columns-repeated="925"/>
        </table:table-row>
        <table:table-row table:style-name="ro2">
          <table:table-cell table:style-name="ce5" office:value-type="string" calcext:value-type="string">
            <text:p>NIF</text:p>
          </table:table-cell>
          <table:table-cell table:style-name="ce14" office:value-type="string" calcext:value-type="string">
            <text:p>EMPRESA</text:p>
          </table:table-cell>
          <table:table-cell table:style-name="ce16" office:value-type="string" calcext:value-type="string">
            <text:p>Importe Adjudicado</text:p>
            <text:p> Con Impuestos:</text:p>
          </table:table-cell>
          <table:table-cell table:style-name="ce19" office:value-type="string" calcext:value-type="string">
            <text:p>Contratos: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A28517308</text:p>
          </table:table-cell>
          <table:table-cell table:style-name="ce10" office:value-type="string" calcext:value-type="string">
            <text:p>EULEN S.A.</text:p>
          </table:table-cell>
          <table:table-cell table:style-name="ce17" office:value-type="float" office:value="817397.3" calcext:value-type="float">
            <text:p>817.397,30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A28425270</text:p>
          </table:table-cell>
          <table:table-cell table:style-name="ce10" office:value-type="string" calcext:value-type="string">
            <text:p>Centros Comerciales Carrefour, S.A.</text:p>
          </table:table-cell>
          <table:table-cell table:style-name="ce17" office:value-type="float" office:value="300000" calcext:value-type="float">
            <text:p>300.000,00 €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B03448768</text:p>
          </table:table-cell>
          <table:table-cell table:style-name="ce10" office:value-type="string" calcext:value-type="string">
            <text:p>AITANAMUSICA SL</text:p>
          </table:table-cell>
          <table:table-cell table:style-name="ce17" office:value-type="float" office:value="56970.01" calcext:value-type="float">
            <text:p>56.970,01 €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U01902501</text:p>
          </table:table-cell>
          <table:table-cell table:style-name="ce10" office:value-type="string" calcext:value-type="string">
            <text:p>RAMON ESTEVE ESTUDIO DE ARQUITECTURA UTE</text:p>
          </table:table-cell>
          <table:table-cell table:style-name="ce17" office:value-type="float" office:value="559746" calcext:value-type="float">
            <text:p>559.746,00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B54841150</text:p>
          </table:table-cell>
          <table:table-cell table:style-name="ce10" office:value-type="string" calcext:value-type="string">
            <text:p>MÁS QUE MASCOTAS ALICANTE, S.L.</text:p>
          </table:table-cell>
          <table:table-cell table:style-name="ce17" office:value-type="float" office:value="14943" calcext:value-type="float">
            <text:p>14.943,00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B83680132</text:p>
          </table:table-cell>
          <table:table-cell table:style-name="ce10" office:value-type="string" calcext:value-type="string">
            <text:p>ELECNOR SEGURIDAD, S.L.</text:p>
          </table:table-cell>
          <table:table-cell table:style-name="ce17" office:value-type="float" office:value="22989.04" calcext:value-type="float">
            <text:p>22.989,04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B84467554</text:p>
          </table:table-cell>
          <table:table-cell table:style-name="ce10" office:value-type="string" calcext:value-type="string">
            <text:p>STRATEBI BUSINESS SOLUTIONS, S.L.</text:p>
          </table:table-cell>
          <table:table-cell table:style-name="ce17" office:value-type="float" office:value="17236.45" calcext:value-type="float">
            <text:p>17.236,45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A28900975</text:p>
          </table:table-cell>
          <table:table-cell table:style-name="ce10" office:value-type="string" calcext:value-type="string">
            <text:p>FCC Ámbito, S.A.U.</text:p>
          </table:table-cell>
          <table:table-cell table:style-name="ce17" office:value-type="float" office:value="345634.18" calcext:value-type="float">
            <text:p>345.634,18 €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B98059314</text:p>
          </table:table-cell>
          <table:table-cell table:style-name="ce10" office:value-type="string" calcext:value-type="string">
            <text:p>GESTIÓN HOSPIDOS S.L.</text:p>
          </table:table-cell>
          <table:table-cell table:style-name="ce17" office:value-type="float" office:value="75000" calcext:value-type="float">
            <text:p>75.000,00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A28017986</text:p>
          </table:table-cell>
          <table:table-cell table:style-name="ce10" office:value-type="string" calcext:value-type="string">
            <text:p>VIAS Y CONSTRUCCIONES, S.A.</text:p>
          </table:table-cell>
          <table:table-cell table:style-name="ce17" office:value-type="float" office:value="1410941.59" calcext:value-type="float">
            <text:p>1.410.941,59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B54712153</text:p>
          </table:table-cell>
          <table:table-cell table:style-name="ce10" office:value-type="string" calcext:value-type="string">
            <text:p>#null</text:p>
          </table:table-cell>
          <table:table-cell table:style-name="ce17" office:value-type="float" office:value="209810.5" calcext:value-type="float">
            <text:p>209.810,50 €</text:p>
          </table:table-cell>
          <table:table-cell table:style-name="ce20" office:value-type="float" office:value="5" calcext:value-type="float">
            <text:p>5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U86997343</text:p>
          </table:table-cell>
          <table:table-cell table:style-name="ce10" office:value-type="string" calcext:value-type="string">
            <text:p>TELEFÓNICA DE ESPAÑA, S.A.U. _TELEFÓNICA MÓVILES DE ESPAÑA, S.A.U., UNIÓN TEMPORAL DE EMPRESAS, LEY 18/1982 DE</text:p>
          </table:table-cell>
          <table:table-cell table:style-name="ce17" office:value-type="float" office:value="167532.97" calcext:value-type="float">
            <text:p>167.532,97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U42513515</text:p>
          </table:table-cell>
          <table:table-cell table:style-name="ce10" office:value-type="string" calcext:value-type="string">
            <text:p>#null</text:p>
          </table:table-cell>
          <table:table-cell table:style-name="ce17" office:value-type="float" office:value="136730" calcext:value-type="float">
            <text:p>136.730,00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G03417144</text:p>
          </table:table-cell>
          <table:table-cell table:style-name="ce10" office:value-type="string" calcext:value-type="string">
            <text:p>FAGA (Federación Autonómica de Asociaciones Gitanas de la Comunidad Valenciana)</text:p>
          </table:table-cell>
          <table:table-cell table:style-name="ce17" office:value-type="float" office:value="19036.17" calcext:value-type="float">
            <text:p>19.036,17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B03749116</text:p>
          </table:table-cell>
          <table:table-cell table:style-name="ce10" office:value-type="string" calcext:value-type="string">
            <text:p>SUMEVET ORTOPEDIA MODERNA, S.L.</text:p>
          </table:table-cell>
          <table:table-cell table:style-name="ce17" office:value-type="float" office:value="1022455.92" calcext:value-type="float">
            <text:p>1.022.455,92 €</text:p>
          </table:table-cell>
          <table:table-cell table:style-name="ce20" office:value-type="float" office:value="6" calcext:value-type="float">
            <text:p>6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B03873627</text:p>
          </table:table-cell>
          <table:table-cell table:style-name="ce10" office:value-type="string" calcext:value-type="string">
            <text:p>ARAISA SEGURIDAD SL</text:p>
          </table:table-cell>
          <table:table-cell table:style-name="ce17" office:value-type="float" office:value="337848.77" calcext:value-type="float">
            <text:p>337.848,77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A03063963</text:p>
          </table:table-cell>
          <table:table-cell table:style-name="ce10" office:value-type="string" calcext:value-type="string">
            <text:p>LOKIMICA SA</text:p>
          </table:table-cell>
          <table:table-cell table:style-name="ce17" office:value-type="float" office:value="53543.4" calcext:value-type="float">
            <text:p>53.543,40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B54593504</text:p>
          </table:table-cell>
          <table:table-cell table:style-name="ce10" office:value-type="string" calcext:value-type="string">
            <text:p>AITANA ACTIVIDADES DE CONSTRUCCIÓN Y SERVICIOS, S.L.</text:p>
          </table:table-cell>
          <table:table-cell table:style-name="ce17" office:value-type="float" office:value="577500" calcext:value-type="float">
            <text:p>577.500,00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B84650233</text:p>
          </table:table-cell>
          <table:table-cell table:style-name="ce10" office:value-type="string" calcext:value-type="string">
            <text:p>SICE SEGURIDAD</text:p>
          </table:table-cell>
          <table:table-cell table:style-name="ce17" office:value-type="float" office:value="83906.24" calcext:value-type="float">
            <text:p>83.906,24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0" office:value-type="string" calcext:value-type="string">
            <text:p>A14041362</text:p>
          </table:table-cell>
          <table:table-cell table:style-name="ce10" office:value-type="string" calcext:value-type="string">
            <text:p>ILUMINACIONES XIMENEZ, S.A.</text:p>
          </table:table-cell>
          <table:table-cell table:style-name="ce17" office:value-type="float" office:value="1097145" calcext:value-type="float">
            <text:p>1.097.145,00 €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number-columns-repeated="11"/>
          <table:table-cell table:number-columns-repeated="1009"/>
        </table:table-row>
        <table:table-row table:style-name="ro3">
          <table:table-cell table:style-name="ce11" office:value-type="string" calcext:value-type="string">
            <text:p>B54758735</text:p>
          </table:table-cell>
          <table:table-cell table:style-name="ce11" office:value-type="string" calcext:value-type="string">
            <text:p>Filias Desarrollo Comunitario S.L.</text:p>
          </table:table-cell>
          <table:table-cell table:style-name="ce3" office:value-type="float" office:value="288743.4" calcext:value-type="float">
            <text:p>288.743,40 €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85621159</text:p>
          </table:table-cell>
          <table:table-cell table:style-name="ce11" office:value-type="string" calcext:value-type="string">
            <text:p>SACYR SOCIAL, S.L.</text:p>
          </table:table-cell>
          <table:table-cell table:style-name="ce3" office:value-type="float" office:value="7870867.62" calcext:value-type="float">
            <text:p>7.870.867,62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4614490</text:p>
          </table:table-cell>
          <table:table-cell table:style-name="ce11" office:value-type="string" calcext:value-type="string">
            <text:p>BORGONESSE S.L.U</text:p>
          </table:table-cell>
          <table:table-cell table:style-name="ce3" office:value-type="float" office:value="177385.48" calcext:value-type="float">
            <text:p>177.385,48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09310475</text:p>
          </table:table-cell>
          <table:table-cell table:style-name="ce11" office:value-type="string" calcext:value-type="string">
            <text:p>CENTRO REGIONAL DE SERVICIOS AVANZADOS, S.A.</text:p>
          </table:table-cell>
          <table:table-cell table:style-name="ce3" office:value-type="float" office:value="110715" calcext:value-type="float">
            <text:p>110.715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42616037</text:p>
          </table:table-cell>
          <table:table-cell table:style-name="ce11" office:value-type="string" calcext:value-type="string">
            <text:p>OVERSEAS INTEGRAL SOLUTIONS SLU</text:p>
          </table:table-cell>
          <table:table-cell table:style-name="ce3" office:value-type="float" office:value="25300" calcext:value-type="float">
            <text:p>25.300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08166167</text:p>
          </table:table-cell>
          <table:table-cell table:style-name="ce11" office:value-type="string" calcext:value-type="string">
            <text:p>KADANT PAAL S.A.U.</text:p>
          </table:table-cell>
          <table:table-cell table:style-name="ce3" office:value-type="float" office:value="109747" calcext:value-type="float">
            <text:p>109.747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46877551</text:p>
          </table:table-cell>
          <table:table-cell table:style-name="ce11" office:value-type="string" calcext:value-type="string">
            <text:p>ORSAL INFORMÁTICA S.L.</text:p>
          </table:table-cell>
          <table:table-cell table:style-name="ce3" office:value-type="float" office:value="67889.55" calcext:value-type="float">
            <text:p>67.889,55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43066299</text:p>
          </table:table-cell>
          <table:table-cell table:style-name="ce11" office:value-type="string" calcext:value-type="string">
            <text:p>CARLOS CASTILLA INGENIEROS SA</text:p>
          </table:table-cell>
          <table:table-cell table:style-name="ce3" office:value-type="float" office:value="101418.09" calcext:value-type="float">
            <text:p>101.418,09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TEMP-00036</text:p>
          </table:table-cell>
          <table:table-cell table:style-name="ce11" office:value-type="string" calcext:value-type="string">
            <text:p>UTE INGEMED-ATEDUR</text:p>
          </table:table-cell>
          <table:table-cell table:style-name="ce3" office:value-type="float" office:value="59600.85" calcext:value-type="float">
            <text:p>59.600,85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TEMP-001</text:p>
          </table:table-cell>
          <table:table-cell table:style-name="ce11" office:value-type="string" calcext:value-type="string">
            <text:p>UTE INGEMED SLP - SUBARQUITECTURA SLP</text:p>
          </table:table-cell>
          <table:table-cell table:style-name="ce3" office:value-type="float" office:value="50993.66" calcext:value-type="float">
            <text:p>50.993,66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U42522367</text:p>
          </table:table-cell>
          <table:table-cell table:style-name="ce11" office:value-type="string" calcext:value-type="string">
            <text:p>P. EMPRESARIAL ELCHE, CALLE MIGUEL SERVET N3, ELCHE, ALICANTE</text:p>
          </table:table-cell>
          <table:table-cell table:style-name="ce3" office:value-type="float" office:value="2370361.25" calcext:value-type="float">
            <text:p>2.370.361,25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4774815</text:p>
          </table:table-cell>
          <table:table-cell table:style-name="ce11" office:value-type="string" calcext:value-type="string">
            <text:p>TECNICALIA 24, S .L</text:p>
          </table:table-cell>
          <table:table-cell table:style-name="ce3" office:value-type="float" office:value="58407.69" calcext:value-type="float">
            <text:p>58.407,69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28002335</text:p>
          </table:table-cell>
          <table:table-cell table:style-name="ce11" office:value-type="string" calcext:value-type="string">
            <text:p>SOCIEDAD IBERICA DE CONSTRUCCINES ELECTRICAS, S.A.</text:p>
          </table:table-cell>
          <table:table-cell table:style-name="ce3" office:value-type="float" office:value="1040455.96" calcext:value-type="float">
            <text:p>1.040.455,96 €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03891983</text:p>
          </table:table-cell>
          <table:table-cell table:style-name="ce11" office:value-type="string" calcext:value-type="string">
            <text:p>ESCLAPES E HIJOS,S.L.</text:p>
          </table:table-cell>
          <table:table-cell table:style-name="ce3" office:value-type="float" office:value="3156876.52" calcext:value-type="float">
            <text:p>3.156.876,52 €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03909264</text:p>
          </table:table-cell>
          <table:table-cell table:style-name="ce11" office:value-type="string" calcext:value-type="string">
            <text:p>PRODUCCIONES ARTÍSTICAS HORIZONTE MUSICAL, S.L.</text:p>
          </table:table-cell>
          <table:table-cell table:style-name="ce3" office:value-type="float" office:value="31218" calcext:value-type="float">
            <text:p>31.218,00 €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66270844</text:p>
          </table:table-cell>
          <table:table-cell table:style-name="ce11" office:value-type="string" calcext:value-type="string">
            <text:p>SETPOINT EVENTS, S.A.</text:p>
          </table:table-cell>
          <table:table-cell table:style-name="ce3" office:value-type="float" office:value="140360" calcext:value-type="float">
            <text:p>140.360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02272490</text:p>
          </table:table-cell>
          <table:table-cell table:style-name="ce11" office:value-type="string" calcext:value-type="string">
            <text:p>EIFFAGE ENERGIA, S.L.U</text:p>
          </table:table-cell>
          <table:table-cell table:style-name="ce3" office:value-type="float" office:value="806264.08" calcext:value-type="float">
            <text:p>806.264,08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30365712</text:p>
          </table:table-cell>
          <table:table-cell table:style-name="ce11" office:value-type="string" calcext:value-type="string">
            <text:p>STV GESTION, S.L.</text:p>
          </table:table-cell>
          <table:table-cell table:style-name="ce3" office:value-type="float" office:value="17633075.21" calcext:value-type="float">
            <text:p>17.633.075,21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42617829</text:p>
          </table:table-cell>
          <table:table-cell table:style-name="ce11" office:value-type="string" calcext:value-type="string">
            <text:p>TERALCO SOLUTIONS SL</text:p>
          </table:table-cell>
          <table:table-cell table:style-name="ce3" office:value-type="float" office:value="63525" calcext:value-type="float">
            <text:p>63.525,00 €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3212619</text:p>
          </table:table-cell>
          <table:table-cell table:style-name="ce11" office:value-type="string" calcext:value-type="string">
            <text:p>LIMENCOP, S.L.</text:p>
          </table:table-cell>
          <table:table-cell table:style-name="ce3" office:value-type="float" office:value="25670.15" calcext:value-type="float">
            <text:p>25.670,15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04504817</text:p>
          </table:table-cell>
          <table:table-cell table:style-name="ce11" office:value-type="string" calcext:value-type="string">
            <text:p>ENEAS SERVICIOS INTEGRALES, S.A.</text:p>
          </table:table-cell>
          <table:table-cell table:style-name="ce3" office:value-type="float" office:value="1125132.5" calcext:value-type="float">
            <text:p>1.125.132,50 €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4762489</text:p>
          </table:table-cell>
          <table:table-cell table:style-name="ce11" office:value-type="string" calcext:value-type="string">
            <text:p>NOVUM PROYECTOS INTEGRALES Y SERVICIOS, S.L.</text:p>
          </table:table-cell>
          <table:table-cell table:style-name="ce3" office:value-type="float" office:value="280245.9" calcext:value-type="float">
            <text:p>280.245,9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13303763</text:p>
          </table:table-cell>
          <table:table-cell table:style-name="ce11" office:value-type="string" calcext:value-type="string">
            <text:p>TECNOLOGIA DE LA CONSTRUCCION Y OBRAS PUBLICAS, S.A.</text:p>
          </table:table-cell>
          <table:table-cell table:style-name="ce3" office:value-type="float" office:value="1934603.82" calcext:value-type="float">
            <text:p>1.934.603,82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03826682</text:p>
          </table:table-cell>
          <table:table-cell table:style-name="ce11" office:value-type="string" calcext:value-type="string">
            <text:p>PROYECTOS E INSTALACIONES TÉRMICAS, S.L</text:p>
          </table:table-cell>
          <table:table-cell table:style-name="ce3" office:value-type="float" office:value="1076936.3" calcext:value-type="float">
            <text:p>1.076.936,30 €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3045126</text:p>
          </table:table-cell>
          <table:table-cell table:style-name="ce11" office:value-type="string" calcext:value-type="string">
            <text:p>HIJOS DE EMILIO GUIRAO S.L.</text:p>
          </table:table-cell>
          <table:table-cell table:style-name="ce3" office:value-type="float" office:value="104060" calcext:value-type="float">
            <text:p>104.060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28017895</text:p>
          </table:table-cell>
          <table:table-cell table:style-name="ce11" office:value-type="string" calcext:value-type="string">
            <text:p>EL CORTE INGLÉS, S.A.</text:p>
          </table:table-cell>
          <table:table-cell table:style-name="ce3" office:value-type="float" office:value="224071.91" calcext:value-type="float">
            <text:p>224.071,91 €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4277942</text:p>
          </table:table-cell>
          <table:table-cell table:style-name="ce11" office:value-type="string" calcext:value-type="string">
            <text:p>DECOURBA 2007, SLU</text:p>
          </table:table-cell>
          <table:table-cell table:style-name="ce3" office:value-type="float" office:value="53578.8" calcext:value-type="float">
            <text:p>53.578,80 €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73405599</text:p>
          </table:table-cell>
          <table:table-cell table:style-name="ce11" office:value-type="string" calcext:value-type="string">
            <text:p>Ebone Servicios Educación Deporte S.L.</text:p>
          </table:table-cell>
          <table:table-cell table:style-name="ce3" office:value-type="float" office:value="132351.54" calcext:value-type="float">
            <text:p>132.351,54 €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29831112</text:p>
          </table:table-cell>
          <table:table-cell table:style-name="ce11" office:value-type="string" calcext:value-type="string">
            <text:p>BCM GESTIÓN DE SERVICIOS S.L.</text:p>
          </table:table-cell>
          <table:table-cell table:style-name="ce3" office:value-type="float" office:value="227378.53" calcext:value-type="float">
            <text:p>227.378,53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86847811</text:p>
          </table:table-cell>
          <table:table-cell table:style-name="ce11" office:value-type="string" calcext:value-type="string">
            <text:p>HERMOLARA S.L.</text:p>
          </table:table-cell>
          <table:table-cell table:style-name="ce3" office:value-type="float" office:value="2730028.24" calcext:value-type="float">
            <text:p>2.730.028,24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93387124</text:p>
          </table:table-cell>
          <table:table-cell table:style-name="ce11" office:value-type="string" calcext:value-type="string">
            <text:p>LOS ANILLOS DEL PUEBLO SL</text:p>
          </table:table-cell>
          <table:table-cell table:style-name="ce3" office:value-type="float" office:value="249523.32" calcext:value-type="float">
            <text:p>249.523,32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36495604</text:p>
          </table:table-cell>
          <table:table-cell table:style-name="ce11" office:value-type="string" calcext:value-type="string">
            <text:p>GALITEC DESARROLLOS TECNOLOGICOS, SL</text:p>
          </table:table-cell>
          <table:table-cell table:style-name="ce3" office:value-type="float" office:value="535200.12" calcext:value-type="float">
            <text:p>535.200,12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3606117</text:p>
          </table:table-cell>
          <table:table-cell table:style-name="ce11" office:value-type="string" calcext:value-type="string">
            <text:p>COORDINACIÓN DE SEGURIDAD Y PREVENCIÓN EN LA CONSTRUCCIÓN, S.L.P.</text:p>
          </table:table-cell>
          <table:table-cell table:style-name="ce3" office:value-type="float" office:value="16786.87" calcext:value-type="float">
            <text:p>16.786,87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3741815</text:p>
          </table:table-cell>
          <table:table-cell table:style-name="ce11" office:value-type="string" calcext:value-type="string">
            <text:p>Auca Projectes Educatius S.L.</text:p>
          </table:table-cell>
          <table:table-cell table:style-name="ce3" office:value-type="float" office:value="107907.94" calcext:value-type="float">
            <text:p>107.907,94 €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3739892</text:p>
          </table:table-cell>
          <table:table-cell table:style-name="ce11" office:value-type="string" calcext:value-type="string">
            <text:p>EXCAVACIONES GEOS S.L.</text:p>
          </table:table-cell>
          <table:table-cell table:style-name="ce3" office:value-type="float" office:value="53361.61" calcext:value-type="float">
            <text:p>53.361,61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4403068</text:p>
          </table:table-cell>
          <table:table-cell table:style-name="ce11" office:value-type="string" calcext:value-type="string">
            <text:p>MEDITERRÁNEO DE <text:s/>OBRAS <text:s/>Y ASFALTOS S.L.</text:p>
          </table:table-cell>
          <table:table-cell table:style-name="ce3" office:value-type="float" office:value="2104501.93" calcext:value-type="float">
            <text:p>2.104.501,93 €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98075427</text:p>
          </table:table-cell>
          <table:table-cell table:style-name="ce11" office:value-type="string" calcext:value-type="string">
            <text:p>INVOLUCRA S.L.</text:p>
          </table:table-cell>
          <table:table-cell table:style-name="ce3" office:value-type="float" office:value="287240.68" calcext:value-type="float">
            <text:p>287.240,68 €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G03779766</text:p>
          </table:table-cell>
          <table:table-cell table:style-name="ce11" office:value-type="string" calcext:value-type="string">
            <text:p>ASOCIACION ALICANTINA DE AFECTADOS POR LA LUDOPATIA Y OTRAS ADICCIONES VIDA LIBRE</text:p>
          </table:table-cell>
          <table:table-cell table:style-name="ce3" office:value-type="float" office:value="5175" calcext:value-type="float">
            <text:p>5.175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81644387</text:p>
          </table:table-cell>
          <table:table-cell table:style-name="ce11" office:value-type="string" calcext:value-type="string">
            <text:p>Avda. de los Encuartes, 19 - 2º C 28760 Tres Cantos (Madrid)</text:p>
          </table:table-cell>
          <table:table-cell table:style-name="ce3" office:value-type="float" office:value="615503.81" calcext:value-type="float">
            <text:p>615.503,81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3926606</text:p>
          </table:table-cell>
          <table:table-cell table:style-name="ce11" office:value-type="string" calcext:value-type="string">
            <text:p>NERCO INFRAESTRUCTURAS SL</text:p>
          </table:table-cell>
          <table:table-cell table:style-name="ce3" office:value-type="float" office:value="478725.53" calcext:value-type="float">
            <text:p>478.725,53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46560454</text:p>
          </table:table-cell>
          <table:table-cell table:style-name="ce11" office:value-type="string" calcext:value-type="string">
            <text:p>PRODUCCIONES ARTÍSTICAS ORANGE, S.L.</text:p>
          </table:table-cell>
          <table:table-cell table:style-name="ce3" office:value-type="float" office:value="30250" calcext:value-type="float">
            <text:p>30.250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4649959</text:p>
          </table:table-cell>
          <table:table-cell table:style-name="ce11" office:value-type="string" calcext:value-type="string">
            <text:p>EXPINSER 2000 SL</text:p>
          </table:table-cell>
          <table:table-cell table:style-name="ce3" office:value-type="float" office:value="36366.55" calcext:value-type="float">
            <text:p>36.366,55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81356313</text:p>
          </table:table-cell>
          <table:table-cell table:style-name="ce11" office:value-type="string" calcext:value-type="string">
            <text:p>UNITRONICS COMUNICACIONES S.A</text:p>
          </table:table-cell>
          <table:table-cell table:style-name="ce3" office:value-type="float" office:value="372543.33" calcext:value-type="float">
            <text:p>372.543,33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03483559</text:p>
          </table:table-cell>
          <table:table-cell table:style-name="ce11" office:value-type="string" calcext:value-type="string">
            <text:p>CONSTRUCCIONES ZAPLANA CASELLES S.L.U</text:p>
          </table:table-cell>
          <table:table-cell table:style-name="ce3" office:value-type="float" office:value="315666.53" calcext:value-type="float">
            <text:p>315.666,53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96684071</text:p>
          </table:table-cell>
          <table:table-cell table:style-name="ce11" office:value-type="string" calcext:value-type="string">
            <text:p>GRUPOTEC SERVICIOS DE INGENIERIA, S.L.</text:p>
          </table:table-cell>
          <table:table-cell table:style-name="ce3" office:value-type="float" office:value="125628.25" calcext:value-type="float">
            <text:p>125.628,25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03358900</text:p>
          </table:table-cell>
          <table:table-cell table:style-name="ce11" office:value-type="string" calcext:value-type="string">
            <text:p>INDUSTRIAS GRÁFICAS ALICANTE, S.L.</text:p>
          </table:table-cell>
          <table:table-cell table:style-name="ce3" office:value-type="float" office:value="18515.88" calcext:value-type="float">
            <text:p>18.515,88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78361482</text:p>
          </table:table-cell>
          <table:table-cell table:style-name="ce11" office:value-type="string" calcext:value-type="string">
            <text:p>ORACLE IBÉRICA, S.R.L.</text:p>
          </table:table-cell>
          <table:table-cell table:style-name="ce3" office:value-type="float" office:value="205353.17" calcext:value-type="float">
            <text:p>205.353,17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Q2866001G</text:p>
          </table:table-cell>
          <table:table-cell table:style-name="ce11" office:value-type="string" calcext:value-type="string">
            <text:p>CRUZ ROJA ESPAÑOLA</text:p>
          </table:table-cell>
          <table:table-cell table:style-name="ce3" office:value-type="float" office:value="435724.74" calcext:value-type="float">
            <text:p>435.724,74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17760299</text:p>
          </table:table-cell>
          <table:table-cell table:style-name="ce11" office:value-type="string" calcext:value-type="string">
            <text:p>Avanttic Consultoría Tecnológica, S.L.</text:p>
          </table:table-cell>
          <table:table-cell table:style-name="ce3" office:value-type="float" office:value="71525.37" calcext:value-type="float">
            <text:p>71.525,37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83998740</text:p>
          </table:table-cell>
          <table:table-cell table:style-name="ce11" office:value-type="string" calcext:value-type="string">
            <text:p>AUDIFILM CONSULTING, S.L.U.</text:p>
          </table:table-cell>
          <table:table-cell table:style-name="ce3" office:value-type="float" office:value="67683.77" calcext:value-type="float">
            <text:p>67.683,77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TEMP-00028</text:p>
          </table:table-cell>
          <table:table-cell table:style-name="ce11" office:value-type="string" calcext:value-type="string">
            <text:p>UTE ACTÚA - ORTHEM PLAZA DE LA VIÑA</text:p>
          </table:table-cell>
          <table:table-cell table:style-name="ce3" office:value-type="float" office:value="263084.4" calcext:value-type="float">
            <text:p>263.084,4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46092128</text:p>
          </table:table-cell>
          <table:table-cell table:style-name="ce11" office:value-type="string" calcext:value-type="string">
            <text:p>GRUPO BERTOLIN, SAU</text:p>
          </table:table-cell>
          <table:table-cell table:style-name="ce3" office:value-type="float" office:value="2367011.46" calcext:value-type="float">
            <text:p>2.367.011,46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3107017</text:p>
          </table:table-cell>
          <table:table-cell table:style-name="ce11" office:value-type="string" calcext:value-type="string">
            <text:p>CENTRO ESPECIAL DE EMPLEO ALICANTINO PODA, S.L.</text:p>
          </table:table-cell>
          <table:table-cell table:style-name="ce3" office:value-type="float" office:value="672887.51" calcext:value-type="float">
            <text:p>672.887,51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R0300400I</text:p>
          </table:table-cell>
          <table:table-cell table:style-name="ce11" office:value-type="string" calcext:value-type="string">
            <text:p>Obra Social Santa Luisa de Marillac-Hijas de la Caridad de San Vicente Paul</text:p>
          </table:table-cell>
          <table:table-cell table:style-name="ce3" office:value-type="float" office:value="315726.35" calcext:value-type="float">
            <text:p>315.726,35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30527097</text:p>
          </table:table-cell>
          <table:table-cell table:style-name="ce11" office:value-type="string" calcext:value-type="string">
            <text:p>QUARTO PROYECTOS, S.L.</text:p>
          </table:table-cell>
          <table:table-cell table:style-name="ce3" office:value-type="float" office:value="120866.9" calcext:value-type="float">
            <text:p>120.866,9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V07103419</text:p>
          </table:table-cell>
          <table:table-cell table:style-name="ce11" office:value-type="string" calcext:value-type="string">
            <text:p>PREVISIÓN BALEAR, MUTUA DE PREVISIÓN SOCIAL</text:p>
          </table:table-cell>
          <table:table-cell table:style-name="ce3" office:value-type="float" office:value="31996" calcext:value-type="float">
            <text:p>31.996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number-columns-repeated="2" table:style-name="ce11" office:value-type="string" calcext:value-type="string">
            <text:p>W0069547H</text:p>
          </table:table-cell>
          <table:table-cell table:style-name="ce3" office:value-type="float" office:value="40000" calcext:value-type="float">
            <text:p>40.000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28141935</text:p>
          </table:table-cell>
          <table:table-cell table:style-name="ce11" office:value-type="string" calcext:value-type="string">
            <text:p>MAPFRE ESPAÑA, Compañía de Seguros y Reaseguros S.A.</text:p>
          </table:table-cell>
          <table:table-cell table:style-name="ce3" office:value-type="float" office:value="333934" calcext:value-type="float">
            <text:p>333.934,00 €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28011864</text:p>
          </table:table-cell>
          <table:table-cell table:style-name="ce11" office:value-type="string" calcext:value-type="string">
            <text:p>SEGURCAIXA ADESLAS, S.A. DE SEGUROS Y REASEGUROS</text:p>
          </table:table-cell>
          <table:table-cell table:style-name="ce3" office:value-type="float" office:value="63912.92" calcext:value-type="float">
            <text:p>63.912,92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W0371455G</text:p>
          </table:table-cell>
          <table:table-cell table:style-name="ce11" office:value-type="string" calcext:value-type="string">
            <text:p>WR BERKLEY ESPAÑA SUCURSAL EN ESPAÑA</text:p>
          </table:table-cell>
          <table:table-cell table:style-name="ce3" office:value-type="float" office:value="12500" calcext:value-type="float">
            <text:p>12.500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28007268</text:p>
          </table:table-cell>
          <table:table-cell table:style-name="ce11" office:value-type="string" calcext:value-type="string">
            <text:p>GENERALI ESPAÑA, S.A. DE SEGUROS Y REASEGUROS</text:p>
          </table:table-cell>
          <table:table-cell table:style-name="ce3" office:value-type="float" office:value="45134.22" calcext:value-type="float">
            <text:p>45.134,22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48001648</text:p>
          </table:table-cell>
          <table:table-cell table:style-name="ce11" office:value-type="string" calcext:value-type="string">
            <text:p>BILBAO CIA. ANONIMA DE SEGUROS Y REASEGUROS</text:p>
          </table:table-cell>
          <table:table-cell table:style-name="ce3" office:value-type="float" office:value="277840" calcext:value-type="float">
            <text:p>277.840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28229599</text:p>
          </table:table-cell>
          <table:table-cell table:style-name="ce11" office:value-type="string" calcext:value-type="string">
            <text:p>MAPFRE VIDA, SOCIEDAD ANÓNIMA DE SEGUROS Y REASEGUROS SOBRE LA VIDA HUMANA</text:p>
          </table:table-cell>
          <table:table-cell table:style-name="ce3" office:value-type="float" office:value="7775.88" calcext:value-type="float">
            <text:p>7.775,88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60917978</text:p>
          </table:table-cell>
          <table:table-cell table:style-name="ce11" office:value-type="string" calcext:value-type="string">
            <text:p>AXA SEGUROS GENERALES Y REASEGUROS</text:p>
          </table:table-cell>
          <table:table-cell table:style-name="ce3" office:value-type="float" office:value="307835" calcext:value-type="float">
            <text:p>307.835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54569983</text:p>
          </table:table-cell>
          <table:table-cell table:style-name="ce11" office:value-type="string" calcext:value-type="string">
            <text:p>ACEINSA LEVANTE, S.A.</text:p>
          </table:table-cell>
          <table:table-cell table:style-name="ce3" office:value-type="float" office:value="3873537.47" calcext:value-type="float">
            <text:p>3.873.537,47 €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46015129</text:p>
          </table:table-cell>
          <table:table-cell table:style-name="ce11" office:value-type="string" calcext:value-type="string">
            <text:p>PAVASAL EMPRESA CONSTRUCTORA, S.A.</text:p>
          </table:table-cell>
          <table:table-cell table:style-name="ce3" office:value-type="float" office:value="3721520.77" calcext:value-type="float">
            <text:p>3.721.520,77 €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21510810Z</text:p>
          </table:table-cell>
          <table:table-cell table:style-name="ce11" office:value-type="string" calcext:value-type="string">
            <text:p>JAVIER DOMINGO GARCIA</text:p>
          </table:table-cell>
          <table:table-cell table:style-name="ce3" office:value-type="float" office:value="46959.09" calcext:value-type="float">
            <text:p>46.959,09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42685891</text:p>
          </table:table-cell>
          <table:table-cell table:style-name="ce11" office:value-type="string" calcext:value-type="string">
            <text:p>EVENTOS MARE NOSTRUM S.L.</text:p>
          </table:table-cell>
          <table:table-cell table:style-name="ce3" office:value-type="float" office:value="572835.1" calcext:value-type="float">
            <text:p>572.835,1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78327350</text:p>
          </table:table-cell>
          <table:table-cell table:style-name="ce11" office:value-type="string" calcext:value-type="string">
            <text:p>INFOREIN. S.A.</text:p>
          </table:table-cell>
          <table:table-cell table:style-name="ce3" office:value-type="float" office:value="136710.64" calcext:value-type="float">
            <text:p>136.710,64 €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28504728</text:p>
          </table:table-cell>
          <table:table-cell table:style-name="ce11" office:value-type="string" calcext:value-type="string">
            <text:p>ELSAMEX</text:p>
          </table:table-cell>
          <table:table-cell table:style-name="ce3" office:value-type="float" office:value="347322.18" calcext:value-type="float">
            <text:p>347.322,18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36037877</text:p>
          </table:table-cell>
          <table:table-cell table:style-name="ce11" office:value-type="string" calcext:value-type="string">
            <text:p>INSTALACIONES ELECTRICAS DE SANXNEXO, S.L.U.</text:p>
          </table:table-cell>
          <table:table-cell table:style-name="ce3" office:value-type="float" office:value="559285.79" calcext:value-type="float">
            <text:p>559.285,79 €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33302696</text:p>
          </table:table-cell>
          <table:table-cell table:style-name="ce11" office:value-type="string" calcext:value-type="string">
            <text:p>AUDECA, S.L.U.</text:p>
          </table:table-cell>
          <table:table-cell table:style-name="ce3" office:value-type="float" office:value="396737.04" calcext:value-type="float">
            <text:p>396.737,04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12859013</text:p>
          </table:table-cell>
          <table:table-cell table:style-name="ce11" office:value-type="string" calcext:value-type="string">
            <text:p>MUSICAL CAMPOS, S.L.</text:p>
          </table:table-cell>
          <table:table-cell table:style-name="ce3" office:value-type="float" office:value="31720.21" calcext:value-type="float">
            <text:p>31.720,21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4305743</text:p>
          </table:table-cell>
          <table:table-cell table:style-name="ce11" office:value-type="string" calcext:value-type="string">
            <text:p>CIRALIA S.L.</text:p>
          </table:table-cell>
          <table:table-cell table:style-name="ce3" office:value-type="float" office:value="78922.25" calcext:value-type="float">
            <text:p>78.922,25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48027056</text:p>
          </table:table-cell>
          <table:table-cell table:style-name="ce11" office:value-type="string" calcext:value-type="string">
            <text:p>ELECNOR, S.A.</text:p>
          </table:table-cell>
          <table:table-cell table:style-name="ce3" office:value-type="float" office:value="939630.31" calcext:value-type="float">
            <text:p>939.630,31 €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A45589595</text:p>
          </table:table-cell>
          <table:table-cell table:style-name="ce11" office:value-type="string" calcext:value-type="string">
            <text:p>COMPAÑÍA GENERAL DE CONSTRUCCIÓN ABALDO, S.A.</text:p>
          </table:table-cell>
          <table:table-cell table:style-name="ce3" office:value-type="float" office:value="1207096" calcext:value-type="float">
            <text:p>1.207.096,00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53718557</text:p>
          </table:table-cell>
          <table:table-cell table:style-name="ce11" office:value-type="string" calcext:value-type="string">
            <text:p>ARPA Patrimonio S.L.</text:p>
          </table:table-cell>
          <table:table-cell table:style-name="ce3" office:value-type="float" office:value="281575.23" calcext:value-type="float">
            <text:p>281.575,23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B73105082</text:p>
          </table:table-cell>
          <table:table-cell table:style-name="ce11" office:value-type="string" calcext:value-type="string">
            <text:p>MULTISERVICIOS TRITON, S.L.</text:p>
          </table:table-cell>
          <table:table-cell table:style-name="ce3" office:value-type="float" office:value="334887.27" calcext:value-type="float">
            <text:p>334.887,27 €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 page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1021" table:default-cell-style-name="Default"/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 table:number-columns-spanned="3" table:number-rows-spanned="1">
            <text:p>Export date and time: 2021-10-22 10:55:38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Dimension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ilter Appli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echa de Formalizacion del Contrato</text:p>
          </table:table-cell>
          <table:table-cell office:value-type="string" calcext:value-type="string">
            <text:p>[Fecha de Formalizacion del Contrato].[Anyo Fecha de Formalizacion del Contrato]</text:p>
          </table:table-cell>
          <table:table-cell office:value-type="string" calcext:value-type="string">
            <text:p>202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Abiert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Basado en Acuerdo Marco o Sistema Dinámic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Abierto Simplifica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Abierto Simplificado (Abreviado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Negociado sin publicida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Otro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Restringido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6" office:value-type="string" calcext:value-type="string" table:number-columns-spanned="11" table:number-rows-spanned="1">
            <text:p>Export made using Saiku OLAP client.</text:p>
          </table:table-cell>
          <table:covered-table-cell table:number-columns-repeated="10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2" loext:min-decimal-places="2" number:min-integer-digits="1" number:grouping="true"/>
      <number:text> €</number:text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2:31:18.7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ummary_20_page" style:display-name="PageStyle_Summary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0:55:38</meta:creation-date>
    <meta:initial-creator>Apache POI</meta:initial-creator>
    <meta:generator>LibreOffice/6.2.8.2$Windows_x86 LibreOffice_project/f82ddfca21ebc1e222a662a32b25c0c9d20169ee</meta:generator>
    <dc:date>2022-06-01T12:36:07.142000000</dc:date>
    <meta:editing-duration>PT12M16S</meta:editing-duration>
    <meta:editing-cycles>6</meta:editing-cycles>
    <meta:document-statistic meta:table-count="2" meta:cell-count="426" meta:object-count="0"/>
  </office:meta>
</office:document-meta>
</file>